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7183DD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203cm" draw:marker-start-width="0.812cm" draw:marker-end-width="0.812cm" svg:stroke-linecap="round" draw:fill="none" draw:textarea-vertical-align="middle" fo:padding-top="0.226cm" fo:padding-bottom="0.226cm" fo:padding-left="0.351cm" fo:padding-right="0.351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3" draw:text-style-name="P2" draw:layer="layout" svg:width="3.226cm" svg:height="1.258cm" svg:x="3.42cm" svg:y="2.13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93cm" svg:height="1.258cm" svg:x="9.42cm" svg:y="2.13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59cm" svg:height="1.258cm" svg:x="3.42cm" svg:y="4.1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93cm" svg:height="1.258cm" svg:x="11.42cm" svg:y="4.1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458cm" svg:height="1.258cm" svg:x="5.32cm" svg:y="6.13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3cm" svg:height="1.258cm" svg:x="3.32cm" svg:y="8.13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92cm" svg:height="1.258cm" svg:x="9.32cm" svg:y="8.13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92cm" svg:height="1.258cm" svg:x="13.32cm" svg:y="8.13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425cm" svg:height="1.258cm" svg:x="3.32cm" svg:y="10.13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91cm" svg:height="1.258cm" svg:x="3.32cm" svg:y="12.13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3cm" svg:height="1.258cm" svg:x="11.32cm" svg:y="12.13cm">
          <text:p text:style-name="P2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22.0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2.0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6.0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8.0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4" draw:text-style-name="P2" draw:layer="layout" svg:width="1.392cm" svg:height="3.259cm" svg:x="18.22cm" svg:y="2.13cm">
          <text:p text:style-name="P2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18.22cm" svg:y="8.1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11.293cm" svg:x="20.22cm" svg:y="2.13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2.22cm" svg:y="4.13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2.22cm" svg:y="10.13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1.258cm" svg:x="24.22cm" svg:y="2.13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24.22cm" svg:y="6.13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26.22cm" svg:y="2.13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6.22cm" svg:y="10.13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11.293cm" svg:x="28.22cm" svg:y="2.13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7.9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7.9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23.9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23.9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9.9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21.9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27.965cm">
          <draw:image xlink:href="Pictures/10000201000001F4000001F47183DDE8.png" xlink:type="simple" xlink:show="embed" xlink:actuate="onLoad">
            <text:p/>
          </draw:image>
        </draw:frame>
        <draw:connector draw:style-name="gr5" draw:text-style-name="P1" draw:layer="layout" draw:type="line" svg:x1="20.053cm" svg:y1="18.764cm" svg:x2="28.004cm" svg:y2="18.765cm" draw:start-shape="id1" draw:start-glue-point="10" draw:end-shape="id2" draw:end-glue-point="6" svg:d="M20053 18764l7951 1" svg:viewBox="0 0 7952 2">
          <text:p/>
        </draw:connector>
        <draw:connector draw:style-name="gr6" draw:text-style-name="P1" draw:layer="layout" draw:type="line" svg:x1="20.053cm" svg:y1="18.764cm" svg:x2="28.004cm" svg:y2="21.066cm" draw:start-shape="id1" draw:start-glue-point="10" draw:end-shape="id3" draw:end-glue-point="6" svg:d="M20053 18764l7951 2302" svg:viewBox="0 0 7952 2303">
          <text:p/>
        </draw:connector>
        <draw:connector draw:style-name="gr5" draw:text-style-name="P1" draw:layer="layout" draw:type="line" svg:x1="20.053cm" svg:y1="21.065cm" svg:x2="28.004cm" svg:y2="23.367cm" draw:start-shape="id4" draw:start-glue-point="10" draw:end-shape="id5" draw:end-glue-point="6" svg:d="M20053 21065l7951 2302" svg:viewBox="0 0 7952 2303">
          <text:p/>
        </draw:connector>
        <draw:connector draw:style-name="gr6" draw:text-style-name="P1" draw:layer="layout" draw:type="line" svg:x1="20.053cm" svg:y1="21.065cm" svg:x2="28.004cm" svg:y2="25.668cm" draw:start-shape="id4" draw:start-glue-point="10" draw:end-shape="id6" draw:end-glue-point="6" svg:d="M20053 21065l7951 4603" svg:viewBox="0 0 7952 4604">
          <text:p/>
        </draw:connector>
        <draw:connector draw:style-name="gr6" draw:text-style-name="P1" draw:layer="layout" draw:type="line" svg:x1="20.053cm" svg:y1="21.065cm" svg:x2="28.004cm" svg:y2="27.969cm" draw:start-shape="id4" draw:start-glue-point="10" draw:end-shape="id7" draw:end-glue-point="6" svg:d="M20053 21065l7951 6904" svg:viewBox="0 0 7952 6905">
          <text:p/>
        </draw:connector>
        <draw:connector draw:style-name="gr6" draw:text-style-name="P1" draw:layer="layout" draw:type="line" svg:x1="20.053cm" svg:y1="23.366cm" svg:x2="28.004cm" svg:y2="18.765cm" draw:start-shape="id8" draw:start-glue-point="10" draw:end-shape="id2" draw:end-glue-point="6" svg:d="M20053 23366l7951-4601" svg:viewBox="0 0 7952 4602">
          <text:p/>
        </draw:connector>
        <draw:connector draw:style-name="gr6" draw:text-style-name="P1" draw:layer="layout" draw:type="line" svg:x1="20.053cm" svg:y1="23.366cm" svg:x2="28.004cm" svg:y2="21.066cm" draw:start-shape="id8" draw:start-glue-point="10" draw:end-shape="id3" draw:end-glue-point="6" svg:d="M20053 23366l7951-2300" svg:viewBox="0 0 7952 2301">
          <text:p/>
        </draw:connector>
        <draw:connector draw:style-name="gr5" draw:text-style-name="P1" draw:layer="layout" draw:type="line" svg:x1="20.053cm" svg:y1="23.366cm" svg:x2="28.004cm" svg:y2="30.27cm" draw:start-shape="id8" draw:start-glue-point="10" draw:end-shape="id9" draw:end-glue-point="6" svg:d="M20053 23366l7951 6904" svg:viewBox="0 0 7952 6905">
          <text:p/>
        </draw:connector>
        <draw:custom-shape draw:style-name="gr3" draw:text-style-name="P2" xml:id="id16" draw:id="id16" draw:layer="layout" svg:width="1.749cm" svg:height="1.66cm" svg:x="18.304cm" svg:y="34.041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" draw:layer="layout" draw:type="line" svg:x1="20.053cm" svg:y1="25.667cm" svg:x2="28.004cm" svg:y2="25.668cm" draw:start-shape="id10" draw:start-glue-point="10" draw:end-shape="id6" draw:end-glue-point="6" svg:d="M20053 25667l7951 1" svg:viewBox="0 0 7952 2">
          <text:p/>
        </draw:connector>
        <draw:connector draw:style-name="gr5" draw:text-style-name="P1" draw:layer="layout" draw:type="line" svg:x1="20.053cm" svg:y1="25.667cm" svg:x2="28.004cm" svg:y2="27.969cm" draw:start-shape="id10" draw:start-glue-point="10" draw:end-shape="id7" draw:end-glue-point="6" svg:d="M20053 25667l7951 2302" svg:viewBox="0 0 7952 2303">
          <text:p/>
        </draw:connector>
        <draw:connector draw:style-name="gr6" draw:text-style-name="P1" draw:layer="layout" draw:type="line" svg:x1="20.053cm" svg:y1="27.968cm" svg:x2="28.004cm" svg:y2="21.066cm" draw:start-shape="id11" draw:start-glue-point="10" draw:end-shape="id3" draw:end-glue-point="6" svg:d="M20053 27968l7951-6902" svg:viewBox="0 0 7952 6903">
          <text:p/>
        </draw:connector>
        <draw:connector draw:style-name="gr6" draw:text-style-name="P1" draw:layer="layout" draw:type="line" svg:x1="20.053cm" svg:y1="27.968cm" svg:x2="28.004cm" svg:y2="30.27cm" draw:start-shape="id11" draw:start-glue-point="10" draw:end-shape="id9" draw:end-glue-point="6" svg:d="M20053 27968l7951 2302" svg:viewBox="0 0 7952 2303">
          <text:p/>
        </draw:connector>
        <draw:connector draw:style-name="gr6" draw:text-style-name="P1" draw:layer="layout" draw:type="line" svg:x1="20.053cm" svg:y1="27.968cm" svg:x2="28.004cm" svg:y2="32.571cm" draw:start-shape="id11" draw:start-glue-point="10" draw:end-shape="id12" draw:end-glue-point="6" svg:d="M20053 27968l7951 4603" svg:viewBox="0 0 7952 4604">
          <text:p/>
        </draw:connector>
        <draw:connector draw:style-name="gr5" draw:text-style-name="P1" draw:layer="layout" draw:type="line" svg:x1="20.053cm" svg:y1="27.968cm" svg:x2="28.004cm" svg:y2="25.668cm" draw:start-shape="id11" draw:start-glue-point="10" draw:end-shape="id6" draw:end-glue-point="6" svg:d="M20053 27968l7951-2300" svg:viewBox="0 0 7952 2301">
          <text:p/>
        </draw:connector>
        <draw:connector draw:style-name="gr6" draw:text-style-name="P1" draw:layer="layout" draw:type="line" svg:x1="20.053cm" svg:y1="27.968cm" svg:x2="28.004cm" svg:y2="27.969cm" draw:start-shape="id11" draw:start-glue-point="10" draw:end-shape="id7" draw:end-glue-point="6" svg:d="M20053 27968l7951 1" svg:viewBox="0 0 7952 2">
          <text:p/>
        </draw:connector>
        <draw:connector draw:style-name="gr5" draw:text-style-name="P1" draw:layer="layout" draw:type="line" svg:x1="20.053cm" svg:y1="30.269cm" svg:x2="28.004cm" svg:y2="21.066cm" draw:start-shape="id13" draw:start-glue-point="10" draw:end-shape="id3" draw:end-glue-point="6" svg:d="M20053 30269l7951-9203" svg:viewBox="0 0 7952 9204">
          <text:p/>
        </draw:connector>
        <draw:connector draw:style-name="gr6" draw:text-style-name="P1" draw:layer="layout" draw:type="line" svg:x1="20.053cm" svg:y1="30.269cm" svg:x2="28.004cm" svg:y2="34.872cm" draw:start-shape="id13" draw:start-glue-point="10" draw:end-shape="id14" draw:end-glue-point="6" svg:d="M20053 30269l7951 4603" svg:viewBox="0 0 7952 4604">
          <text:p/>
        </draw:connector>
        <draw:connector draw:style-name="gr5" draw:text-style-name="P1" draw:layer="layout" draw:type="line" svg:x1="20.053cm" svg:y1="32.57cm" svg:x2="28.004cm" svg:y2="32.571cm" draw:start-shape="id15" draw:start-glue-point="10" draw:end-shape="id12" draw:end-glue-point="6" svg:d="M20053 32570l7951 1" svg:viewBox="0 0 7952 2">
          <text:p/>
        </draw:connector>
        <draw:connector draw:style-name="gr6" draw:text-style-name="P1" draw:layer="layout" draw:type="line" svg:x1="20.053cm" svg:y1="34.871cm" svg:x2="28.004cm" svg:y2="27.969cm" draw:start-shape="id16" draw:start-glue-point="10" draw:end-shape="id7" draw:end-glue-point="6" svg:d="M20053 34871l7951-6902" svg:viewBox="0 0 7952 6903">
          <text:p/>
        </draw:connector>
        <draw:connector draw:style-name="gr6" draw:text-style-name="P1" draw:layer="layout" draw:type="line" svg:x1="20.053cm" svg:y1="37.172cm" svg:x2="28.004cm" svg:y2="21.066cm" draw:start-shape="id17" draw:start-glue-point="10" draw:end-shape="id3" draw:end-glue-point="6" svg:d="M20053 37172l7951-16106" svg:viewBox="0 0 7952 16107">
          <text:p/>
        </draw:connector>
        <draw:connector draw:style-name="gr5" draw:text-style-name="P1" draw:layer="layout" draw:type="line" svg:x1="20.053cm" svg:y1="37.172cm" svg:x2="28.004cm" svg:y2="34.872cm" draw:start-shape="id17" draw:start-glue-point="10" draw:end-shape="id14" draw:end-glue-point="6" svg:d="M20053 37172l7951-2300" svg:viewBox="0 0 7952 2301">
          <text:p/>
        </draw:connector>
        <draw:connector draw:style-name="gr6" draw:text-style-name="P1" draw:layer="layout" draw:type="line" svg:x1="20.053cm" svg:y1="37.172cm" svg:x2="28.004cm" svg:y2="37.173cm" draw:start-shape="id17" draw:start-glue-point="10" draw:end-shape="id18" draw:end-glue-point="6" svg:d="M20053 37172l7951 1" svg:viewBox="0 0 7952 2">
          <text:p/>
        </draw:connector>
        <draw:connector draw:style-name="gr6" draw:text-style-name="P1" draw:layer="layout" draw:type="line" svg:x1="20.053cm" svg:y1="37.172cm" svg:x2="28.004cm" svg:y2="32.571cm" draw:start-shape="id17" draw:start-glue-point="10" draw:end-shape="id12" draw:end-glue-point="6" svg:d="M20053 37172l7951-4601" svg:viewBox="0 0 7952 4602">
          <text:p/>
        </draw:connector>
        <draw:connector draw:style-name="gr6" draw:text-style-name="P1" draw:layer="layout" draw:type="line" svg:x1="20.053cm" svg:y1="37.172cm" svg:x2="28.004cm" svg:y2="39.474cm" draw:start-shape="id17" draw:start-glue-point="10" draw:end-shape="id19" draw:end-glue-point="6" svg:d="M20053 37172l7951 2302" svg:viewBox="0 0 7952 2303">
          <text:p/>
        </draw:connector>
        <draw:connector draw:style-name="gr6" draw:text-style-name="P1" draw:layer="layout" draw:type="line" svg:x1="20.053cm" svg:y1="37.172cm" svg:x2="28.004cm" svg:y2="27.969cm" draw:start-shape="id17" draw:start-glue-point="10" draw:end-shape="id7" draw:end-glue-point="6" svg:d="M20053 37172l7951-9203" svg:viewBox="0 0 7952 9204">
          <text:p/>
        </draw:connector>
        <draw:connector draw:style-name="gr6" draw:text-style-name="P1" draw:layer="layout" draw:type="line" svg:x1="20.053cm" svg:y1="39.473cm" svg:x2="28.004cm" svg:y2="34.872cm" draw:start-shape="id20" draw:start-glue-point="10" draw:end-shape="id14" draw:end-glue-point="6" svg:d="M20053 39473l7951-4601" svg:viewBox="0 0 7952 4602">
          <text:p/>
        </draw:connector>
        <draw:connector draw:style-name="gr6" draw:text-style-name="P1" draw:layer="layout" draw:type="line" svg:x1="20.053cm" svg:y1="39.473cm" svg:x2="28.004cm" svg:y2="21.066cm" draw:start-shape="id20" draw:start-glue-point="10" draw:end-shape="id3" draw:end-glue-point="6" svg:d="M20053 39473l7951-18407" svg:viewBox="0 0 7952 18408">
          <text:p/>
        </draw:connector>
        <draw:connector draw:style-name="gr5" draw:text-style-name="P1" draw:layer="layout" draw:type="line" svg:x1="20.053cm" svg:y1="39.473cm" svg:x2="28.004cm" svg:y2="37.173cm" draw:start-shape="id20" draw:start-glue-point="10" draw:end-shape="id18" draw:end-glue-point="6" svg:d="M20053 39473l7951-2300" svg:viewBox="0 0 7952 2301">
          <text:p/>
        </draw:connector>
        <draw:connector draw:style-name="gr5" draw:text-style-name="P1" draw:layer="layout" draw:type="line" svg:x1="20.053cm" svg:y1="41.774cm" svg:x2="28.004cm" svg:y2="39.474cm" draw:start-shape="id21" draw:start-glue-point="10" draw:end-shape="id19" draw:end-glue-point="6" svg:d="M20053 41774l7951-2300" svg:viewBox="0 0 7952 2301">
          <text:p/>
        </draw:connector>
        <draw:connector draw:style-name="gr6" draw:text-style-name="P1" draw:layer="layout" draw:type="line" svg:x1="20.053cm" svg:y1="41.774cm" svg:x2="28.004cm" svg:y2="27.969cm" draw:start-shape="id21" draw:start-glue-point="10" draw:end-shape="id7" draw:end-glue-point="6" svg:d="M20053 41774l7951-13805" svg:viewBox="0 0 7952 13806">
          <text:p/>
        </draw:connector>
        <draw:custom-shape draw:style-name="gr3" draw:text-style-name="P2" xml:id="id1" draw:id="id1" draw:layer="layout" svg:width="1.749cm" svg:height="1.66cm" svg:x="18.304cm" svg:y="17.93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4" draw:id="id4" draw:layer="layout" svg:width="1.749cm" svg:height="1.66cm" svg:x="18.304cm" svg:y="20.23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8" draw:id="id8" draw:layer="layout" svg:width="1.749cm" svg:height="1.66cm" svg:x="18.304cm" svg:y="22.536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0" draw:id="id10" draw:layer="layout" svg:width="1.749cm" svg:height="1.66cm" svg:x="18.304cm" svg:y="24.837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1" draw:id="id11" draw:layer="layout" svg:width="1.749cm" svg:height="1.66cm" svg:x="18.304cm" svg:y="27.13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3" draw:id="id13" draw:layer="layout" svg:width="1.749cm" svg:height="1.66cm" svg:x="18.304cm" svg:y="29.439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5" draw:id="id15" draw:layer="layout" svg:width="1.749cm" svg:height="1.66cm" svg:x="18.304cm" svg:y="31.74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7" draw:id="id17" draw:layer="layout" svg:width="1.749cm" svg:height="1.66cm" svg:x="18.304cm" svg:y="36.342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0" draw:id="id20" draw:layer="layout" svg:width="1.749cm" svg:height="1.66cm" svg:x="18.304cm" svg:y="38.643cm">
          <text:p text:style-name="P1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1" draw:id="id21" draw:layer="layout" svg:width="1.749cm" svg:height="1.66cm" svg:x="18.304cm" svg:y="40.944cm">
          <text:p text:style-name="P1"><text:span text:style-name="T1">1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" draw:id="id2" draw:layer="layout" svg:width="1.749cm" svg:height="1.66cm" svg:x="28.004cm" svg:y="17.935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3" draw:id="id3" draw:layer="layout" svg:width="1.749cm" svg:height="1.66cm" svg:x="28.004cm" svg:y="20.236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" draw:id="id5" draw:layer="layout" svg:width="1.749cm" svg:height="1.66cm" svg:x="28.004cm" svg:y="22.537cm">
          <text:p text:style-name="P1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" draw:id="id6" draw:layer="layout" svg:width="1.749cm" svg:height="1.66cm" svg:x="28.004cm" svg:y="24.838cm">
          <text:p text:style-name="P1"><text:span text:style-name="T1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7" draw:id="id7" draw:layer="layout" svg:width="1.749cm" svg:height="1.66cm" svg:x="28.004cm" svg:y="27.139cm">
          <text:p text:style-name="P1"><text:span text:style-name="T1">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9" draw:id="id9" draw:layer="layout" svg:width="1.749cm" svg:height="1.66cm" svg:x="28.004cm" svg:y="29.44cm">
          <text:p text:style-name="P1"><text:span text:style-name="T1">1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2" draw:id="id12" draw:layer="layout" svg:width="1.749cm" svg:height="1.66cm" svg:x="28.004cm" svg:y="31.741cm">
          <text:p text:style-name="P1"><text:span text:style-name="T1">1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" draw:id="id14" draw:layer="layout" svg:width="1.749cm" svg:height="1.66cm" svg:x="28.004cm" svg:y="34.042cm">
          <text:p text:style-name="P1"><text:span text:style-name="T1">1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8" draw:id="id18" draw:layer="layout" svg:width="1.749cm" svg:height="1.66cm" svg:x="28.004cm" svg:y="36.343cm">
          <text:p text:style-name="P1"><text:span text:style-name="T1">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9" draw:id="id19" draw:layer="layout" svg:width="1.749cm" svg:height="1.66cm" svg:x="28.004cm" svg:y="38.644cm">
          <text:p text:style-name="P1"><text:span text:style-name="T1">1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44.4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01T09:47:27.786109699</meta:creation-date>
    <dc:date>2016-06-01T14:33:32.768635946</dc:date>
    <dc:creator>elucterio </dc:creator>
    <meta:editing-duration>PT4H15M27S</meta:editing-duration>
    <meta:editing-cycles>42</meta:editing-cycles>
    <meta:generator>LibreOffice/4.2.8.2$Linux_X86_64 LibreOffice_project/420m0$Build-2</meta:generator>
    <meta:document-statistic meta:object-count="198"/>
  </office:meta>
</office:document-meta>
</file>